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4" style:family="table">
      <style:table-properties style:width="17cm" table:align="left"/>
    </style:style>
    <style:style style:name="Tabla4.A" style:family="table-column">
      <style:table-column-properties style:column-width="7.332cm"/>
    </style:style>
    <style:style style:name="Tabla4.B" style:family="table-column">
      <style:table-column-properties style:column-width="2.923cm"/>
    </style:style>
    <style:style style:name="Tabla4.C" style:family="table-column">
      <style:table-column-properties style:column-width="2.972cm"/>
    </style:style>
    <style:style style:name="Tabla4.D" style:family="table-column">
      <style:table-column-properties style:column-width="3.773cm"/>
    </style:style>
    <style:style style:name="Tabla4.A1" style:family="table-cell">
      <style:table-cell-properties style:vertical-align="middle" fo:padding="0.049cm" fo:border="0.05pt solid #000000"/>
    </style:style>
    <style:style style:name="Tabla4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  <style:text-properties style:font-name="Carlito" fo:font-size="16pt" officeooo:rsid="0000c80d" officeooo:paragraph-rsid="001d6587" style:font-size-asian="18pt" style:font-size-complex="18pt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  <style:text-properties style:font-name="Carlito" officeooo:rsid="0000c80d" officeooo:paragraph-rsid="001d6587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14%" fo:text-align="center" style:justify-single-word="false" fo:text-indent="0cm" style:auto-text-indent="false"/>
      <style:text-properties officeooo:paragraph-rsid="001d6587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1d6587"/>
    </style:style>
    <style:style style:name="P5" style:family="paragraph" style:parent-style-name="Table_20_Contents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Carlito" officeooo:paragraph-rsid="001d6587"/>
    </style:style>
    <style:style style:name="P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Carlito" officeooo:paragraph-rsid="001d6587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rlito" fo:font-size="14pt" officeooo:rsid="0019f6d1" officeooo:paragraph-rsid="001d6587" style:font-size-asian="12.25pt" style:font-size-complex="14pt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rlito" fo:font-size="2pt" officeooo:paragraph-rsid="001d6587" style:font-size-asian="2pt" style:font-size-complex="2pt"/>
    </style:style>
    <style:style style:name="P9" style:family="paragraph" style:parent-style-name="Table_20_Contents">
      <style:paragraph-properties fo:text-align="center" style:justify-single-word="false"/>
      <style:text-properties style:font-name="Carlito" fo:font-size="2pt" officeooo:paragraph-rsid="001d6587" style:font-size-asian="2pt" style:font-size-complex="2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rlito" fo:font-size="16pt" officeooo:rsid="0019f6d1" officeooo:paragraph-rsid="001d6587" style:font-size-asian="14pt" style:font-size-complex="16pt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rlito" fo:font-size="10.5pt" officeooo:rsid="001b98ad" officeooo:paragraph-rsid="001d6587" style:font-size-asian="10.5pt" style:font-size-complex="10.5pt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rlito" fo:font-size="18pt" officeooo:rsid="0019f6d1" officeooo:paragraph-rsid="001d6587" style:font-size-asian="15.75pt" style:font-size-complex="18pt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rlito" fo:font-size="18pt" officeooo:rsid="001b98ad" officeooo:paragraph-rsid="001d6587" style:font-size-asian="15.75pt" style:font-size-complex="18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rlito" fo:font-size="13pt" officeooo:rsid="001b98ad" officeooo:paragraph-rsid="001d6587" style:font-size-asian="11.3500003814697pt" style:font-size-complex="13pt"/>
    </style:style>
    <style:style style:name="P15" style:family="paragraph" style:parent-style-name="Table_20_Contents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Carlito" officeooo:rsid="0016c4ee" officeooo:paragraph-rsid="001d6587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rlito" fo:font-size="12pt" officeooo:rsid="001b98ad" officeooo:paragraph-rsid="001d6587" style:font-size-asian="10.5pt" style:font-size-complex="12pt"/>
    </style:style>
    <style:style style:name="P17" style:family="paragraph" style:parent-style-name="Table_20_Contents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Carlito" fo:font-weight="bold" officeooo:paragraph-rsid="001d6587"/>
    </style:style>
    <style:style style:name="P18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Carlito" fo:font-weight="bold" officeooo:paragraph-rsid="001d6587"/>
    </style:style>
    <style:style style:name="P1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officeooo:rsid="0014c788" officeooo:paragraph-rsid="001d6587"/>
    </style:style>
    <style:style style:name="P20" style:family="paragraph" style:parent-style-name="Text_20_body">
      <style:paragraph-properties fo:margin-left="0cm" fo:margin-right="0cm" fo:line-height="114%" fo:text-align="justify" style:justify-single-word="false" fo:text-indent="0cm" style:auto-text-indent="false"/>
      <style:text-properties officeooo:paragraph-rsid="001d6587"/>
    </style:style>
    <style:style style:name="P21" style:family="paragraph" style:parent-style-name="Text_20_body">
      <style:paragraph-properties fo:margin-left="0cm" fo:margin-right="0cm" fo:line-height="114%" fo:text-align="justify" style:justify-single-word="false" fo:text-indent="0cm" style:auto-text-indent="false"/>
      <style:text-properties style:font-name="Carlito" officeooo:rsid="00132845" officeooo:paragraph-rsid="001d6587"/>
    </style:style>
    <style:style style:name="T1" style:family="text">
      <style:text-properties officeooo:rsid="00132845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132845"/>
    </style:style>
    <style:style style:name="T4" style:family="text">
      <style:text-properties style:font-name="Carlito" fo:font-weight="bold" officeooo:rsid="00132845" style:font-weight-asian="bold" style:font-weight-complex="bold"/>
    </style:style>
    <style:style style:name="T5" style:family="text">
      <style:text-properties style:font-name="Carlito" officeooo:rsid="0014c1da"/>
    </style:style>
    <style:style style:name="T6" style:family="text">
      <style:text-properties officeooo:rsid="0019f6d1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c1da" style:font-weight-asian="bold" style:font-weight-complex="bold"/>
    </style:style>
    <style:style style:name="T10" style:family="text">
      <style:text-properties fo:font-weight="bold" officeooo:rsid="0016c4ee" style:font-weight-asian="bold" style:font-weight-complex="bold"/>
    </style:style>
    <style:style style:name="T11" style:family="text">
      <style:text-properties fo:font-weight="bold" officeooo:rsid="00132845"/>
    </style:style>
    <style:style style:name="T12" style:family="text">
      <style:text-properties officeooo:rsid="0014c1da"/>
    </style:style>
    <style:style style:name="T13" style:family="text">
      <style:text-properties officeooo:rsid="0014c78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4c1da" style:font-weight-asian="normal" style:font-weight-complex="normal"/>
    </style:style>
    <style:style style:name="T16" style:family="text">
      <style:text-properties officeooo:rsid="0016c4ee"/>
    </style:style>
    <style:style style:name="T17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Fase de Evaluación (Rol <text:span text:style-name="T1">Junior</text:span>)</text:h>
      <text:p text:style-name="P20"><text:span text:style-name="T3">Una vez que el alumno vuelve de practicas a de entregar una valoración del </text:span><text:span text:style-name="T4">tutor</text:span><text:span text:style-name="T3"> que ha tenido en la empresa, ha de valorar la ficha de auditoría que le a proporcionado su tutor:</text:span></text:p>
      <text:p text:style-name="P21">Nombre:<text:span text:style-name="T6">Daniel Aguedo</text:span></text:p>
      <text:p text:style-name="P21">Fecha: _______________________________________</text:p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4"><text:span text:style-name="Strong_20_Emphasis"><text:span text:style-name="T2">Criterio de Evaluación</text:span></text:span></text:p>
            </table:table-cell>
            <table:table-cell table:style-name="Tabla4.A1" office:value-type="string">
              <text:p text:style-name="P3"><text:span text:style-name="Strong_20_Emphasis"><text:span text:style-name="T2">Puntuación Máxima</text:span></text:span></text:p>
            </table:table-cell>
            <table:table-cell table:style-name="Tabla4.A1" office:value-type="string">
              <text:p text:style-name="P3"><text:span text:style-name="Strong_20_Emphasis"><text:span text:style-name="T2">Puntuación Obtenida</text:span></text:span></text:p>
            </table:table-cell>
            <table:table-cell table:style-name="Tabla4.A1" office:value-type="string">
              <text:p text:style-name="P3"><text:span text:style-name="Strong_20_Emphasis"><text:span text:style-name="T2">Observaciones del </text:span></text:span><text:span text:style-name="Strong_20_Emphasis"><text:span text:style-name="T5">Junior</text:span></text:span></text:p>
            </table:table-cell>
          </table:table-row>
        </table:table-header-rows>
        <table:table-row>
          <table:table-cell table:style-name="Tabla4.A1" office:value-type="string">
            <text:p text:style-name="P21"><text:span text:style-name="T8">1. Claridad de Instrucciones: </text:span>Las <text:span text:style-name="T12">características de los componentes e</text:span>ran muy claras y concisas.</text:p>
          </table:table-cell>
          <table:table-cell table:style-name="Tabla4.A1" office:value-type="string">
            <text:p text:style-name="P5"><text:span text:style-name="T13">4 </text:span>pts</text:p>
          </table:table-cell>
          <table:table-cell table:style-name="Tabla4.A1" office:value-type="string">
            <text:p text:style-name="P7">4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6"><text:span text:style-name="T7">2. </text:span><text:span text:style-name="T11">Organización de componentes: </text:span><text:span text:style-name="T15">División por componentes bien estructurada</text:span><text:span text:style-name="T14">. </text:span></text:p>
          </table:table-cell>
          <table:table-cell table:style-name="Tabla4.A1" office:value-type="string">
            <text:p text:style-name="P5"><text:span text:style-name="T1">5</text:span> pts</text:p>
          </table:table-cell>
          <table:table-cell table:style-name="Tabla4.A1" office:value-type="string">
            <text:p text:style-name="P10">4,9</text:p>
          </table:table-cell>
          <table:table-cell table:style-name="Tabla4.A1" office:value-type="string">
            <text:p text:style-name="P11">El nombre del componente estaba en una hoja</text:p>
            <text:p text:style-name="P11"><text:s/>y la tabla en otra</text:p>
          </table:table-cell>
        </table:table-row>
        <table:table-row>
          <table:table-cell table:style-name="Tabla4.A1" office:value-type="string">
            <text:p text:style-name="P6"><text:span text:style-name="T7">3. </text:span><text:span text:style-name="T8">Facilidad de Cumplimentación: </text:span><text:span text:style-name="T15">La tabla es fácil de rellenar y existe espacio suficiente para añadir las características</text:span><text:span text:style-name="T9">.</text:span></text:p>
          </table:table-cell>
          <table:table-cell table:style-name="Tabla4.A1" office:value-type="string">
            <text:p text:style-name="P5">5 pts</text:p>
          </table:table-cell>
          <table:table-cell table:style-name="Tabla4.A1" office:value-type="string">
            <text:p text:style-name="P12">5</text:p>
          </table:table-cell>
          <table:table-cell table:style-name="Tabla4.A1" office:value-type="string">
            <text:p text:style-name="P14">Ha dejado batante espacio por si te confundias</text:p>
          </table:table-cell>
        </table:table-row>
        <table:table-row>
          <table:table-cell table:style-name="Tabla4.A5" office:value-type="string">
            <text:p text:style-name="P19"><text:span text:style-name="T8">4. </text:span><text:span text:style-name="T10">Características de los componentes:</text:span><text:span text:style-name="T16"> Las características de cada uno de ellos son las apropiadas</text:span></text:p>
          </table:table-cell>
          <table:table-cell table:style-name="Tabla4.A5" office:value-type="string">
            <text:p text:style-name="P15">4 pts</text:p>
          </table:table-cell>
          <table:table-cell table:style-name="Tabla4.A5" office:value-type="string">
            <text:p text:style-name="P12">3,9</text:p>
          </table:table-cell>
          <table:table-cell table:style-name="Tabla4.A5" office:value-type="string">
            <text:p text:style-name="P16"><text:span text:style-name="T17">Habia alguna caracteristica que no me parecia tan</text:span> <text:span text:style-name="T17">importante como otra</text:span></text:p>
          </table:table-cell>
        </table:table-row>
        <table:table-row>
          <table:table-cell table:style-name="Tabla4.A1" office:value-type="string">
            <text:p text:style-name="P18">TOTAL</text:p>
          </table:table-cell>
          <table:table-cell table:style-name="Tabla4.A1" office:value-type="string">
            <text:p text:style-name="P17">1<text:span text:style-name="T16">8</text:span> pts</text:p>
          </table:table-cell>
          <table:table-cell table:style-name="Tabla4.A1" office:value-type="string">
            <text:p text:style-name="P13">17,8</text:p>
          </table:table-cell>
          <table:table-cell table:style-name="Tabla4.A1" office:value-type="string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urce Han Sans CN" style:font-family-asian="'Source Han Sans CN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2:33:46.325859680</meta:creation-date>
    <meta:print-date>2025-10-22T12:39:53.862955061</meta:print-date>
    <meta:printed-by>Archivos PDF</meta:printed-by>
    <dc:date>2025-10-22T13:47:16.021530480</dc:date>
    <meta:editing-duration>PT1H3M14S</meta:editing-duration>
    <meta:editing-cycles>1</meta:editing-cycles>
    <meta:document-statistic meta:table-count="1" meta:image-count="0" meta:object-count="0" meta:page-count="1" meta:paragraph-count="27" meta:word-count="157" meta:character-count="971" meta:non-whitespace-character-count="839"/>
    <meta:generator>LibreOffice/24.2.7.2$Linux_X86_64 LibreOffice_project/420$Build-2</meta:generator>
  </office:meta>
</office:document-meta>
</file>